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1000002D0E6C750A4023B78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Jesz kebab ale czy wiesz, co jest w środku?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23cm" svg:height="17.999cm" svg:x="15.378cm" svg:y="0.035cm">
          <draw:image xlink:href="Pictures/10000201000001D1000002D0E6C750A4023B7863.png" xlink:type="simple" xlink:show="embed" xlink:actuate="onLoad">
            <text:p/>
          </draw:image>
        </draw:frame>
        <draw:frame draw:style-name="gr4" draw:text-style-name="P4" draw:layer="layout" svg:width="11.623cm" svg:height="17.999cm" svg:x="0cm" svg:y="0cm">
          <draw:image xlink:href="Pictures/10000201000001D1000002D0E6C750A4023B78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5" draw:text-style-name="P7" draw:layer="layout" svg:width="24.298cm" svg:height="15.372cm" svg:x="1.35cm" svg:y="0.717cm">
          <text:p text:style-name="P6"><text:span text:style-name="T6">hash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5" draw:text-style-name="P7" draw:layer="layout" svg:width="24.298cm" svg:height="15.372cm" svg:x="1.35cm" svg:y="0.717cm">
          <text:p text:style-name="P1"><text:span text:style-name="T6">equ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6"><text:span text:style-name="T6">compare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5T20:29:57.855358589</dc:date>
    <meta:editing-duration>PT1H46M39S</meta:editing-duration>
    <meta:editing-cycles>6</meta:editing-cycles>
    <meta:generator>LibreOffice/6.0.6.2$Linux_X86_64 LibreOffice_project/00m0$Build-2</meta:generator>
    <meta:document-statistic meta:object-count="45"/>
  </office:meta>
</office:document-meta>
</file>